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Titulo">
      <style:text-properties fo:language="en" fo:country="US"/>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9"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0" style:family="paragraph" style:parent-style-name="Standard">
      <style:text-properties fo:font-variant="normal" fo:text-transform="none" fo:color="#000000" loext:opacity="100%" style:text-line-through-style="none" style:text-line-through-type="none" fo:language="en" fo:country="US" style:text-underline-style="none" style:text-blinking="false" fo:background-color="transparent"/>
    </style:style>
    <style:style style:name="P1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3" style:family="paragraph" style:parent-style-name="Standard">
      <style:text-properties fo:font-variant="normal" fo:text-transform="none" fo:color="#336633" loext:opacity="100%" style:font-name="Calibri" fo:font-size="24pt" fo:language="en" fo:country="US" fo:font-weight="normal" style:font-size-asian="24pt" style:font-weight-asian="normal" style:font-size-complex="24pt" style:font-weight-complex="normal"/>
    </style:style>
    <style:style style:name="P14" style:family="paragraph" style:parent-style-name="Titulo">
      <style:text-properties fo:font-variant="normal" fo:text-transform="none" fo:language="en" fo:country="US"/>
    </style:style>
    <style:style style:name="P15"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16" style:family="paragraph" style:parent-style-name="Standard">
      <style:text-properties style:font-name="Calibri" fo:font-size="24pt" fo:language="en" fo:country="US" fo:font-weight="bold" style:font-size-asian="24pt" style:font-weight-asian="bold" style:font-size-complex="24pt" style:font-weight-complex="bold"/>
    </style:style>
    <style:style style:name="P17"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18" style:family="paragraph" style:parent-style-name="Standard">
      <style:text-properties style:font-name="DejaVu Sans" fo:font-size="10pt" fo:language="en" fo:country="US" style:font-size-asian="10pt" style:font-size-complex="10pt"/>
    </style:style>
    <style:style style:name="P1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0" style:family="paragraph" style:parent-style-name="Text_20_body">
      <style:text-properties fo:color="#336633" loext:opacity="100%" fo:font-size="14pt" fo:language="en" fo:country="US" style:font-size-asian="14pt" style:font-size-complex="14pt"/>
    </style:style>
    <style:style style:name="P21" style:family="paragraph" style:parent-style-name="Heading_20_1">
      <style:text-properties fo:language="en" fo:country="US"/>
    </style:style>
    <style:style style:name="P22" style:family="paragraph" style:parent-style-name="Standard" style:master-page-name="Index">
      <style:paragraph-properties style:page-number="auto"/>
      <style:text-properties fo:language="en" fo:country="US"/>
    </style:style>
    <style:style style:name="P23" style:family="paragraph" style:parent-style-name="Standard" style:master-page-name="Standard">
      <style:paragraph-properties style:page-number="auto"/>
      <style:text-properties fo:language="en" fo:country="US"/>
    </style:style>
    <style:style style:name="P24"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officeooo:paragraph-rsid="00109b33" style:font-size-asian="12pt" style:font-size-complex="12pt"/>
    </style:style>
    <style:style style:name="P2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2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9b33"/>
    </style:style>
    <style:style style:name="P27" style:family="paragraph" style:parent-style-name="Standard" style:master-page-name="First_20_Page">
      <style:paragraph-properties style:page-number="auto"/>
      <style:text-properties officeooo:paragraph-rsid="00109b33"/>
    </style:style>
    <style:style style:name="P28" style:family="paragraph" style:parent-style-name="Standard">
      <style:text-properties officeooo:paragraph-rsid="00109b33"/>
    </style:style>
    <style:style style:name="P29" style:family="paragraph" style:parent-style-name="Text_20_body" style:list-style-name="L1">
      <style:text-properties fo:language="en" fo:country="US"/>
    </style:style>
    <style:style style:name="P3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9b33" style:font-size-asian="24pt" style:font-weight-asian="bold" style:font-size-complex="24pt" style:font-weight-complex="bold"/>
    </style:style>
    <style:style style:name="P3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9b33" style:text-blinking="false" fo:background-color="transparent" loext:padding="0cm" loext:border="none"/>
    </style:style>
    <style:style style:name="P3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3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09b33" style:text-blinking="false" fo:background-color="transparent" loext:char-shading-value="0" style:font-size-asian="36pt" style:font-size-complex="36pt"/>
    </style:style>
    <style:style style:name="T14" style:family="text">
      <style:text-properties style:font-name="Calibri" fo:font-size="12pt" style:font-size-asian="12pt" style:font-size-complex="12pt"/>
    </style:style>
    <style:style style:name="T15" style:family="text">
      <style:text-properties style:font-name="Calibri" fo:font-size="12pt" fo:language="en" fo:country="US" style:font-size-asian="12pt" style:font-size-complex="12pt"/>
    </style:style>
    <style:style style:name="T16" style:family="text">
      <style:text-properties officeooo:rsid="00090688"/>
    </style:style>
    <style:style style:name="T17" style:family="text">
      <style:text-properties officeooo:rsid="000c4302"/>
    </style:style>
    <style:style style:name="T18" style:family="text">
      <style:text-properties officeooo:rsid="000f1e30"/>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officeooo:rsid="002332ea"/>
    </style:style>
    <style:style style:name="T22"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6.958cm" svg:width="17.009cm" draw:z-index="0">
        <draw:text-box fo:min-height="2.224cm">
          <text:p text:style-name="P9"/>
          <text:p text:style-name="P9"><text:user-field-get text:name="Modulo">Computer Systems</text:user-field-get></text:p>
          <text:p text:style-name="P9">CFGS DAW</text:p>
        </draw:text-box>
      </draw:frame>
      <text:p text:style-name="P27"/>
      <text:p text:style-name="P28"/>
      <text:p text:style-name="P28"/>
      <text:p text:style-name="P28"/>
      <text:p text:style-name="P30"><text:span text:style-name="T9">Computer Systems – </text:span><text:span text:style-name="T10">Activities 1</text:span><text:span text:style-name="T11"><text:line-break/></text:span><text:span text:style-name="T12">UD 0</text:span><text:span text:style-name="T13">3</text:span><text:span text:style-name="T12">. </text:span><text:span text:style-name="T19"><text:user-field-get text:name="Tema">Hardware Components</text:user-field-get></text:span></text:p>
      <text:p text:style-name="P31"><draw:frame draw:style-name="fr2" draw:name="Imagen6" text:anchor-type="as-char" svg:width="1.244cm" svg:height="0.159cm" draw:z-index="2"><draw:image xlink:href="Pictures/100000010000002F00000006F3EBFA0F8BCC7CC5.png" xlink:type="simple" xlink:show="embed" xlink:actuate="onLoad" draw:mime-type="image/png"/></draw:frame></text:p>
      <text:p text:style-name="P28"/>
      <text:p text:style-name="P28"/>
      <text:p text:style-name="P28"/>
      <text:p text:style-name="P28"/>
      <text:p text:style-name="P28"/>
      <text:p text:style-name="P32">Sergio García / Alfredo Oltra</text:p>
      <text:p text:style-name="P2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0">s</text:span></text:a></text:p>
      <text:p text:style-name="P26"><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33">20<text:span text:style-name="T21">22</text:span>/20<text:span text:style-name="T22">2</text:span><text:span text:style-name="T21">3</text:span></text:p>
      <text:p text:style-name="P24"><text:tab/><text:tab/><text:tab/><text:tab/><text:tab/><text:tab/><text:tab/><text:tab/><text:tab/><text:tab/>Versión:<text:date style:data-style-name="N104" text:date-value="2022-06-02T16:04:30.658016111">220602</text:date>.<text:time style:data-style-name="N105" text:time-value="2022-06-02T16:04:30.658214134">1604</text:time></text:p>
      <text:p text:style-name="P4"/>
      <text:p text:style-name="P22"/>
      <text:p text:style-name="P20">Licencia</text:p>
      <text:p text:style-name="P4"/>
      <text:p text:style-name="P19"><draw:frame draw:style-name="fr3"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8"/>
      <text:p text:style-name="P18"><text:s/></text:p>
      <text:p text:style-name="P20">Nomenclatura</text:p>
      <text:p text:style-name="P5"/>
      <text:p text:style-name="P5">A lo largo de este tema se utilizarán distintos símbolos para distinguir elementos importantes dentro del contenido. Estos símbolos son:</text:p>
      <text:p text:style-name="P5"/>
      <text:p text:style-name="P6"><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5"/>
      <text:p text:style-name="P6"><text:span text:style-name="T3"> </text:span>Atención. Hace referencia a un tipo de actividad donde los alumnos suelen cometer equivocaciones. </text:p>
      <text:p text:style-name="P6"/>
      <text:p text:style-name="P6"/>
      <text:h text:style-name="P21" text:outline-level="1" text:is-list-header="true"/>
      <text:p text:style-name="P4"/>
      <text:p text:style-name="P4"/>
      <text:p text:style-name="P4"/>
      <text:p text:style-name="P23"/>
      <text:p text:style-name="P7">UD0<text:user-field-get text:name="NumeroTema">3</text:user-field-get>. <text:user-field-get text:name="Tema">Hardware Components</text:user-field-get></text:p>
      <text:p text:style-name="P14">Internal components. Activities</text:p>
      <text:p text:style-name="P7"/>
      <text:p text:style-name="P5">(1) What is the function of the battery <text:span text:style-name="T17">that </text:span>is in the motherboard? What happens when it runs out?</text:p>
      <text:p text:style-name="P5"/>
      <text:p text:style-name="P5">(2) In the documentation we have talked about some internal connectors, but there are others who have not said anything. For example, some MoBo have a WOL connector. Can you describe it and indicate what is its function?</text:p>
      <text:p text:style-name="P6"/>
      <text:p text:style-name="P5">(3) Following the previous question, there are still other internal connectors, like the ports I/O: IDE, FDD, SATA, USB, FireWire. Find out about them showing their shape (photo), as <text:span text:style-name="T18">silk-screened</text:span> on the MoBo, which connect, which speeds support ...<text:tab/></text:p>
      <text:p text:style-name="P5"/>
      <text:p text:style-name="P5">(4) What is the difference between suspend and hibernate a computer? And between warm start and cold start? What is APM? And ACPI? What permit? <text:span text:style-name="T16">Discuss it in forum.</text:span></text:p>
      <text:p text:style-name="P5"/>
      <text:p text:style-name="P5">(5) When a transmission is in parallel and when <text:span text:style-name="T17">it </text:span>is in serial mode? Define it. <text:span text:style-name="T16">Share your opinion about what is faster in forum.</text:span></text:p>
      <text:p text:style-name="P5"/>
      <text:p text:style-name="P5">(6) Find one MoBo for Intel processors and one for AMD processors? What chipset incorporates? What features does each of them ?.</text:p>
      <text:p text:style-name="P5"/>
      <text:p text:style-name="P5">(7) <text:s/>For each of the MoBo's you have chosen in the activity 6. What memory distribution would you do? What kind of memory? Could you put ECC modules? How much it would cost (€)?</text:p>
      <text:p text:style-name="P6"/>
      <text:p text:style-name="P5">(8) <text:span text:style-name="T3"> </text:span>For each of the MoBo you have chosen in the activity 6, indicate where is the processor, northbridge, southbridge and BIOS.</text:p>
      <text:p text:style-name="P5"/>
      <text:p text:style-name="P5">(9) <text:span text:style-name="T3"> </text:span>Answer the following questions:</text:p>
      <text:list xml:id="list3517225911" text:style-name="L1">
        <text:list-item>
          <text:p text:style-name="P29">Physical definition of processor, functions.</text:p>
        </text:list-item>
        <text:list-item>
          <text:p text:style-name="P29">How does a dual-core architecture work?</text:p>
        </text:list-item>
        <text:list-item>
          <text:p text:style-name="P29">Difference between multi core and multiprocessor system.</text:p>
        </text:list-item>
        <text:list-item>
          <text:p text:style-name="P29">Which are the elements of a dual core CPU? Make a diagram</text:p>
        </text:list-item>
      </text:list>
      <text:p text:style-name="P5"><text:soft-page-break/>(10) Analyzes the different ways of cooling that a processor can have. What is the sink? Why it has this shape?. Can the fan change its frequency to cool more? How it detects that it have to turn faster?</text:p>
      <text:p text:style-name="P5"/>
      <text:p text:style-name="P5">(11) Download the Everest, AIDA or similar application and analyzes your computer. Make a table in which all the elements studied so far appear <text:span text:style-name="T16">and share them in forum.</text:span></text:p>
      <text:p text:style-name="P5"/>
      <text:p text:style-name="P5">(12) <text:span text:style-name="T4"></text:span> Research and discuss your conclusions on the following topic: Monitoring the systems motherboard and equipment management.</text:p>
      <text:p text:style-name="P5"/>
      <text:p text:style-name="P5">(13) <text:span text:style-name="T4"> </text:span>Knowing a little bit of history is a good idea to place us in a context. Make a chronology of microprocessors for PCs, starting with the 8088. What is Moore's Law?</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4H30M49S</meta:editing-duration>
    <meta:editing-cycles>18</meta:editing-cycles>
    <meta:generator>LibreOffice/7.3.3.2$Linux_X86_64 LibreOffice_project/30$Build-2</meta:generator>
    <dc:title>Plantilla CEED</dc:title>
    <meta:initial-creator>Alfredo Oltra Orengo</meta:initial-creator>
    <dc:date>2022-06-02T16:04:30.310670820</dc:date>
    <meta:document-statistic meta:table-count="0" meta:image-count="2" meta:object-count="0" meta:page-count="4" meta:paragraph-count="38" meta:word-count="550" meta:character-count="3334" meta:non-whitespace-character-count="2801"/>
  </office:meta>
</office:document-meta>
</file>